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11db2" officeooo:paragraph-rsid="00011db2"/>
    </style:style>
    <style:style style:name="P2" style:family="paragraph" style:parent-style-name="Standard">
      <style:text-properties style:font-name="Arial1" fo:font-style="normal" officeooo:rsid="00011db2" officeooo:paragraph-rsid="00011db2" style:font-style-asian="normal" style:font-style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rante la práctica del primer ejercicio llamado <text:span text:style-name="T1">adivina_numero </text:span><text:span text:style-name="T4">he aprendido como hacer un comentario con el método #Comentario, que el espaciado de las lineas en Python influye, definir una variable, llamar a una función como </text:span><text:span text:style-name="T2">print </text:span><text:span text:style-name="T4">y a ejecutar un bucle con </text:span><text:span text:style-name="T2">while.</text:span></text:p>
      <text:p text:style-name="P1"><text:span text:style-name="T2"/></text:p>
      <text:p text:style-name="P2"><text:span text:style-name="T3">Durante el segundo ejercicio </text:span><text:span text:style-name="T1">ahorcado </text:span><text:span text:style-name="T3">he aprendido a importar una librería, en este caso la librería </text:span><text:span text:style-name="T2">random </text:span><text:span text:style-name="T3">la cual se utiliza para generar números aleatorios</text:span><text:span text:style-name="T2">, </text:span><text:span text:style-name="T3">a leer el contenido de un fichero con Python.</text:span></text:p>
      <text:p text:style-name="P2"><text:span text:style-name="T3"/></text:p>
      <text:p text:style-name="P2"><text:span text:style-name="T3">Durante el tercer ejercicio </text:span><text:span text:style-name="T1">tictactoe </text:span><text:span text:style-name="T3">he aprendido a definir una función.</text:span></text:p>
      <text:p text:style-name="P2"><text:span text:style-name="T3"/></text:p>
      <text:p text:style-name="P2"><text:span text:style-name="T3">Durante la actividad </text:span><text:span text:style-name="T1">opcional </text:span><text:span text:style-name="T3">he aprendido a utilizar la librería </text:span><text:span text:style-name="T2">pygame </text:span><text:span text:style-name="T3">para cargar assets.</text:span></text:p>
      <text:p text:style-name="P2"><text:span text:style-name="T3"/></text:p>
      <text:p text:style-name="P2"><text:span text:style-name="T3">He aprendido lo básico de control de versiones con Git, que es básicamente crear un repositorio y subir cambi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0:09:05.634000000</meta:creation-date>
    <dc:date>2023-09-17T20:42:11.765000000</dc:date>
    <meta:editing-duration>PT33M7S</meta:editing-duration>
    <meta:editing-cycles>1</meta:editing-cycles>
    <meta:document-statistic meta:table-count="0" meta:image-count="0" meta:object-count="0" meta:page-count="1" meta:paragraph-count="5" meta:word-count="121" meta:character-count="747" meta:non-whitespace-character-count="631"/>
    <meta:generator>LibreOffice/7.6.0.3$Windows_X86_64 LibreOffice_project/69edd8b8ebc41d00b4de3915dc82f8f0fc3b6265</meta:generator>
  </office:meta>
</office:document-meta>
</file>